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38cm"/>
    </style:style>
    <style:style style:name="co3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3.35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81cm" fo:break-before="auto" style:use-optimal-row-height="true"/>
    </style:style>
    <style:style style:name="ro5" style:family="table-row">
      <style:table-row-properties style:row-height="0.829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ed4c05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c9211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c9211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 style:data-style-name="N111">
      <style:table-cell-properties fo:border-bottom="0.035cm solid #000000" fo:background-color="#d0fcd1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>
      <style:table-cell-properties fo:background-color="#99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8002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99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1.058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1.058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1.058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="0.002cm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Excel_20_Built-in_20_Normal">
      <style:table-cell-properties fo:border="0.026cm solid #000000" style:vertical-align="bottom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26cm solid #000000" style:rotation-align="none" style:vertical-align="bottom"/>
      <style:text-properties fo:color="#c9211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fo:border="0.026cm solid #000000" style:rotation-align="none" style:vertical-align="bottom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25" style:family="table-cell" style:parent-style-name="Default">
      <style:table-cell-properties fo:border="0.026cm solid #000000" style:vertical-align="bottom"/>
      <style:text-properties style:font-name="Times New Roman" fo:font-size="10.5pt" style:font-size-asian="10.5pt" style:font-size-complex="10.5pt"/>
    </style:style>
    <style:style style:name="T1" style:family="text">
      <style:text-properties fo:color="#ed4c05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visibility="collapse" table:default-cell-style-name="Default"/>
        <table:table-column table:style-name="co3" table:visibility="collapse" table:default-cell-style-name="ce13"/>
        <table:table-column table:style-name="co5" table:visibility="collapse" table:default-cell-style-name="ce17"/>
        <table:table-column table:style-name="co3" table:default-cell-style-name="ce21"/>
        <table:table-column table:style-name="co4" table:default-cell-style-name="Default"/>
        <table:table-row table:style-name="ro2">
          <table:table-cell table:style-name="ce1" office:value-type="string">
            <text:p>позиция</text:p>
          </table:table-cell>
          <table:table-cell table:style-name="ce1" office:value-type="string">
            <text:p>была</text:p>
          </table:table-cell>
          <table:table-cell table:style-name="ce9" office:value-type="string">
            <text:p>цена</text:p>
          </table:table-cell>
          <table:table-cell table:style-name="ce14" office:value-type="string">
            <text:p>отклонение</text:p>
          </table:table-cell>
          <table:table-cell table:style-name="ce18" office:value-type="string">
            <text:p>Кол-во</text:p>
          </table:table-cell>
          <table:table-cell/>
        </table:table-row>
        <table:table-row table:style-name="ro3">
          <table:table-cell table:style-name="ce2" office:value-type="string">
            <text:p><text:s/>219 <text:s/>Колбаса Докторская Особая ТМ Особый рецепт, ВЕС <text:s/>ПОКОМ, кг</text:p>
          </table:table-cell>
          <table:table-cell table:style-name="ce8" office:value-type="float" office:value="160.79">
            <text:p>160,79 ₽</text:p>
          </table:table-cell>
          <table:table-cell table:style-name="ce10" office:value-type="float" office:value="167.2528">
            <text:p>167,25</text:p>
          </table:table-cell>
          <table:table-cell table:style-name="ce15" table:formula="of:=[.C2]-[.B2]" office:value-type="float" office:value="6.46280000000002">
            <text:p>6,4628</text:p>
          </table:table-cell>
          <table:table-cell table:style-name="ce19" office:value-type="float" office:value="250">
            <text:p>250</text:p>
          </table:table-cell>
          <table:table-cell table:style-name="ce22"/>
        </table:table-row>
        <table:table-row table:style-name="ro5">
          <table:table-cell table:style-name="ce2" office:value-type="string">
            <text:p><text:s/>058 <text:s/>Колбаса Докторская Особая ТМ Особый рецепт, <text:s/><text:span text:style-name="T1">0,5кг</text:span>, ПОКОМ, шт</text:p>
          </table:table-cell>
          <table:table-cell table:style-name="ce8" office:value-type="float" office:value="117.62792">
            <text:p>117,63 ₽</text:p>
          </table:table-cell>
          <table:table-cell table:style-name="ce10" office:value-type="float" office:value="123.2296">
            <text:p>123,23</text:p>
          </table:table-cell>
          <table:table-cell table:style-name="ce15" table:formula="of:=[.C3]-[.B3]" office:value-type="float" office:value="5.60168">
            <text:p>5,60168</text:p>
          </table:table-cell>
          <table:table-cell table:style-name="ce19"/>
          <table:table-cell table:style-name="ce22"/>
        </table:table-row>
        <table:table-row table:style-name="ro5">
          <table:table-cell table:style-name="ce2" office:value-type="string">
            <text:p><text:s/>230 <text:s/>Колбаса Молочная Особая ТМ Особый рецепт, п/а, ВЕС. ПОКОМ, кг</text:p>
          </table:table-cell>
          <table:table-cell table:style-name="ce8" office:value-type="float" office:value="160.8">
            <text:p>160,80 ₽</text:p>
          </table:table-cell>
          <table:table-cell table:style-name="ce10" office:value-type="float" office:value="167.2632">
            <text:p>167,26</text:p>
          </table:table-cell>
          <table:table-cell table:style-name="ce15" table:formula="of:=[.C4]-[.B4]" office:value-type="float" office:value="6.4632">
            <text:p>6,4632</text:p>
          </table:table-cell>
          <table:table-cell table:style-name="ce19" office:value-type="float" office:value="120">
            <text:p>120</text:p>
          </table:table-cell>
          <table:table-cell table:style-name="ce22"/>
        </table:table-row>
        <table:table-row table:style-name="ro3">
          <table:table-cell table:style-name="ce2" office:value-type="string">
            <text:p><text:s/>201 <text:s/>Ветчина Нежная ТМ Особый рецепт, (2,5кг), ПОКОМ, кг</text:p>
          </table:table-cell>
          <table:table-cell table:style-name="ce8" office:value-type="float" office:value="226.24">
            <text:p>226,24 ₽</text:p>
          </table:table-cell>
          <table:table-cell table:style-name="ce10" office:value-type="float" office:value="231.2602">
            <text:p>231,26</text:p>
          </table:table-cell>
          <table:table-cell table:style-name="ce15" table:formula="of:=[.C5]-[.B5]" office:value-type="float" office:value="5.02019999999999">
            <text:p>5,0202</text:p>
          </table:table-cell>
          <table:table-cell table:style-name="ce19" office:value-type="float" office:value="250">
            <text:p>250</text:p>
          </table:table-cell>
          <table:table-cell table:style-name="ce22"/>
        </table:table-row>
        <table:table-row table:style-name="ro3">
          <table:table-cell table:style-name="ce3" office:value-type="string">
            <text:p><text:s/>043 <text:s/>Ветчина Нежная ТМ Особый рецепт, п/а<text:span text:style-name="T2">, 0,4кг </text:span>ПОКОМ, шт</text:p>
          </table:table-cell>
          <table:table-cell table:style-name="ce8" office:value-type="float" office:value="127.1589">
            <text:p>127,16 ₽</text:p>
          </table:table-cell>
          <table:table-cell table:style-name="ce10" office:value-type="float" office:value="133.2136">
            <text:p>133,21</text:p>
          </table:table-cell>
          <table:table-cell table:style-name="ce15" table:formula="of:=[.C6]-[.B6]" office:value-type="float" office:value="6.05470000000001">
            <text:p>6,0547</text:p>
          </table:table-cell>
          <table:table-cell table:style-name="ce20"/>
          <table:table-cell table:style-name="ce22"/>
        </table:table-row>
        <table:table-row table:style-name="ro5">
          <table:table-cell table:style-name="ce2" office:value-type="string">
            <text:p><text:s/>235 <text:s/>Колбаса Особая ТМ Особый рецепт, ВЕС, ТМ Стародворье ПОКОМ, кг</text:p>
          </table:table-cell>
          <table:table-cell table:style-name="ce8" office:value-type="float" office:value="160.8">
            <text:p>160,80 ₽</text:p>
          </table:table-cell>
          <table:table-cell table:style-name="ce10" office:value-type="float" office:value="167.492">
            <text:p>167,49</text:p>
          </table:table-cell>
          <table:table-cell table:style-name="ce15" table:formula="of:=[.C7]-[.B7]" office:value-type="float" office:value="6.69199999999998">
            <text:p>6,692</text:p>
          </table:table-cell>
          <table:table-cell table:style-name="ce19" office:value-type="float" office:value="30">
            <text:p>30</text:p>
          </table:table-cell>
          <table:table-cell table:style-name="ce22"/>
        </table:table-row>
        <table:table-row table:style-name="ro3">
          <table:table-cell table:style-name="ce4" office:value-type="string">
            <text:p><text:s/>068 <text:s/>Колбаса Особая ТМ Особый рецепт, 0,5 кг, ПОКОМ, шт</text:p>
          </table:table-cell>
          <table:table-cell table:style-name="ce8" office:value-type="float" office:value="112.02594">
            <text:p>112,03 ₽</text:p>
          </table:table-cell>
          <table:table-cell table:style-name="ce10" office:value-type="float" office:value="117.3536">
            <text:p>117,35</text:p>
          </table:table-cell>
          <table:table-cell table:style-name="ce15" table:formula="of:=[.C8]-[.B8]" office:value-type="float" office:value="5.32765999999999">
            <text:p>5,32766</text:p>
          </table:table-cell>
          <table:table-cell table:style-name="ce20"/>
          <table:table-cell table:style-name="ce22"/>
        </table:table-row>
        <table:table-row table:style-name="ro3">
          <table:table-cell table:style-name="ce2" office:value-type="string">
            <text:p><text:span text:style-name="T2">005</text:span> Колбаса Докторская ГОСТ, Вязанка вектор,ВЕС. ПОКОМ, кг</text:p>
          </table:table-cell>
          <table:table-cell table:style-name="ce8" office:value-type="float" office:value="313.914552">
            <text:p>313,91 ₽</text:p>
          </table:table-cell>
          <table:table-cell table:style-name="ce10" office:value-type="float" office:value="328.0472">
            <text:p>328,05</text:p>
          </table:table-cell>
          <table:table-cell table:style-name="ce15" table:formula="of:=[.C9]-[.B9]" office:value-type="float" office:value="14.132648">
            <text:p>14,132648</text:p>
          </table:table-cell>
          <table:table-cell table:style-name="ce19" office:value-type="float" office:value="50">
            <text:p>50</text:p>
          </table:table-cell>
          <table:table-cell table:style-name="ce22"/>
        </table:table-row>
        <table:table-row table:style-name="ro5">
          <table:table-cell table:style-name="ce2" office:value-type="string">
            <text:p><text:s/>006 <text:s/>Колбаса Докторская Классическая Вязанка вектор,ВЕС. ПОКОМ, кг (Классическая)</text:p>
          </table:table-cell>
          <table:table-cell table:style-name="ce8" office:value-type="float" office:value="256.0143">
            <text:p>256,01 ₽</text:p>
          </table:table-cell>
          <table:table-cell table:style-name="ce10" office:value-type="float" office:value="268.164">
            <text:p>268,16</text:p>
          </table:table-cell>
          <table:table-cell table:style-name="ce15" table:formula="of:=[.C10]-[.B10]" office:value-type="float" office:value="12.1497">
            <text:p>12,1497</text:p>
          </table:table-cell>
          <table:table-cell table:style-name="ce19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" office:value-type="string">
            <text:p><text:s/>023 <text:s/>Колбаса Докторская ГОСТ, Вязанка вектор,<text:span text:style-name="T1"> 0,4</text:span> кг, ПОКОМ, шт</text:p>
          </table:table-cell>
          <table:table-cell table:style-name="ce8" office:value-type="float" office:value="174.515025">
            <text:p>174,52 ₽</text:p>
          </table:table-cell>
          <table:table-cell table:style-name="ce10" office:value-type="float" office:value="160.3144">
            <text:p>160,31</text:p>
          </table:table-cell>
          <table:table-cell table:style-name="ce15" table:formula="of:=[.C11]-[.B11]" office:value-type="float" office:value="-14.200625">
            <text:p>-14,200625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002 <text:s text:c="2"/>Колб. Молоч. стародворская, Вязанка вектор, ВЕС. ПОКОМ, кг</text:p>
          </table:table-cell>
          <table:table-cell table:style-name="ce8" office:value-type="float" office:value="255.701">
            <text:p>255,70 ₽</text:p>
          </table:table-cell>
          <table:table-cell table:style-name="ce10" office:value-type="float" office:value="267.956">
            <text:p>267,96</text:p>
          </table:table-cell>
          <table:table-cell table:style-name="ce15" table:formula="of:=[.C12]-[.B12]" office:value-type="float" office:value="12.255">
            <text:p>12,255</text:p>
          </table:table-cell>
          <table:table-cell table:style-name="ce19" office:value-type="float" office:value="20">
            <text:p>20</text:p>
          </table:table-cell>
          <table:table-cell table:style-name="ce22"/>
        </table:table-row>
        <table:table-row table:style-name="ro5">
          <table:table-cell table:style-name="ce2" office:value-type="string">
            <text:p><text:s/>025 <text:s/>Колбаса Молочная стародворская, Вязанка вектор <text:span text:style-name="T1">0,5</text:span> кг,ПОКОМ, шт</text:p>
          </table:table-cell>
          <table:table-cell table:style-name="ce8" office:value-type="float" office:value="165.70038">
            <text:p>165,70 ₽</text:p>
          </table:table-cell>
          <table:table-cell table:style-name="ce10" office:value-type="float" office:value="146.3754">
            <text:p>146,38</text:p>
          </table:table-cell>
          <table:table-cell table:style-name="ce15" table:formula="of:=[.C13]-[.B13]" office:value-type="float" office:value="-19.32498">
            <text:p>-19,32498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pan text:style-name="T2">001 </text:span>Ветчина Столичная Вязанка, вектор, ВЕС.ПОКОМ, кг</text:p>
          </table:table-cell>
          <table:table-cell table:style-name="ce8" office:value-type="float" office:value="266.52">
            <text:p>266,52 ₽</text:p>
          </table:table-cell>
          <table:table-cell table:style-name="ce11" office:value-type="float" office:value="278.6472">
            <text:p>278,6472</text:p>
          </table:table-cell>
          <table:table-cell table:style-name="ce15" table:formula="of:=[.C14]-[.B14]" office:value-type="float" office:value="12.1272">
            <text:p>12,1272</text:p>
          </table:table-cell>
          <table:table-cell table:style-name="ce19" office:value-type="float" office:value="50">
            <text:p>50</text:p>
          </table:table-cell>
          <table:table-cell table:style-name="ce22"/>
        </table:table-row>
        <table:table-row table:style-name="ro3">
          <table:table-cell table:style-name="ce5" office:value-type="string">
            <text:p><text:s/>020 <text:s/>Ветчина Столичная Вязанка, вектор 0.5кг, ПОКОМ, шт</text:p>
          </table:table-cell>
          <table:table-cell table:style-name="ce8" office:value-type="float" office:value="194.989088">
            <text:p>194,99 ₽</text:p>
          </table:table-cell>
          <table:table-cell table:style-name="ce10" office:value-type="float" office:value="182.373">
            <text:p>182,37</text:p>
          </table:table-cell>
          <table:table-cell table:style-name="ce15" table:formula="of:=[.C15]-[.B15]" office:value-type="float" office:value="-12.616088">
            <text:p>-12,616088</text:p>
          </table:table-cell>
          <table:table-cell table:style-name="ce20"/>
          <table:table-cell table:style-name="ce23"/>
        </table:table-row>
        <table:table-row table:style-name="ro3">
          <table:table-cell table:style-name="ce2" office:value-type="string">
            <text:p><text:s/>004 <text:s text:c="2"/>Колбаса Вязанка со шпиком, вектор ВЕС, ПОКОМ, кг</text:p>
          </table:table-cell>
          <table:table-cell table:style-name="ce8" office:value-type="float" office:value="278.838492">
            <text:p>278,84 ₽</text:p>
          </table:table-cell>
          <table:table-cell table:style-name="ce10" office:value-type="float" office:value="285.7124">
            <text:p>285,71</text:p>
          </table:table-cell>
          <table:table-cell table:style-name="ce15" table:formula="of:=[.C16]-[.B16]" office:value-type="float" office:value="6.87390800000003">
            <text:p>6,873908</text:p>
          </table:table-cell>
          <table:table-cell table:style-name="ce19"/>
          <table:table-cell table:style-name="ce24"/>
        </table:table-row>
        <table:table-row table:style-name="ro3">
          <table:table-cell table:style-name="ce2" office:value-type="string">
            <text:p><text:s/>022 <text:s/>Колбаса Вязанка со шпиком, вектор 0,5кг, ПОКОМ, шт</text:p>
          </table:table-cell>
          <table:table-cell table:style-name="ce8" office:value-type="float" office:value="173.60811">
            <text:p>173,61 ₽</text:p>
          </table:table-cell>
          <table:table-cell table:style-name="ce10" office:value-type="float" office:value="159.4876">
            <text:p>159,49</text:p>
          </table:table-cell>
          <table:table-cell table:style-name="ce15" table:formula="of:=[.C17]-[.B17]" office:value-type="float" office:value="-14.12051">
            <text:p>-14,12051</text:p>
          </table:table-cell>
          <table:table-cell table:style-name="ce19"/>
          <table:table-cell table:style-name="ce24"/>
        </table:table-row>
        <table:table-row table:style-name="ro3">
          <table:table-cell table:style-name="ce2" office:value-type="string">
            <text:p><text:s/>237 <text:s/>Колбаса Русская по-стародворски, ВЕС. <text:s/>ПОКОМ, кг</text:p>
          </table:table-cell>
          <table:table-cell table:style-name="ce8" office:value-type="float" office:value="219.701422">
            <text:p>219,70 ₽</text:p>
          </table:table-cell>
          <table:table-cell table:style-name="ce10" office:value-type="float" office:value="213.7172">
            <text:p>213,72</text:p>
          </table:table-cell>
          <table:table-cell table:style-name="ce15" table:formula="of:=[.C18]-[.B18]" office:value-type="float" office:value="-5.98422200000002">
            <text:p>-5,984222</text:p>
          </table:table-cell>
          <table:table-cell table:style-name="ce19"/>
          <table:table-cell table:style-name="ce24"/>
        </table:table-row>
        <table:table-row table:style-name="ro5">
          <table:table-cell table:style-name="ce2" office:value-type="string">
            <text:p><text:s/>220 <text:s/>Колбаса Докторская по-стародворски, амифлекс, ВЕС, <text:s text:c="2"/>ПОКОМ, кг</text:p>
          </table:table-cell>
          <table:table-cell table:style-name="ce8" office:value-type="float" office:value="217.610938">
            <text:p>217,61 ₽</text:p>
          </table:table-cell>
          <table:table-cell table:style-name="ce10" office:value-type="float" office:value="211.682">
            <text:p>211,68</text:p>
          </table:table-cell>
          <table:table-cell table:style-name="ce15" table:formula="of:=[.C19]-[.B19]" office:value-type="float" office:value="-5.92893800000002">
            <text:p>-5,928938</text:p>
          </table:table-cell>
          <table:table-cell table:style-name="ce19"/>
          <table:table-cell table:style-name="ce24"/>
        </table:table-row>
        <table:table-row table:style-name="ro3">
          <table:table-cell table:style-name="ce2" office:value-type="string">
            <text:p><text:s/>059 <text:s/>Колбаса Докторская по-стародворски <text:s/><text:span text:style-name="T1">0.5 к</text:span>г, ПОКОМ, шт</text:p>
          </table:table-cell>
          <table:table-cell table:style-name="ce8" office:value-type="float" office:value="120.120814">
            <text:p>120,12 ₽</text:p>
          </table:table-cell>
          <table:table-cell table:style-name="ce10" office:value-type="float" office:value="111.6604">
            <text:p>111,66</text:p>
          </table:table-cell>
          <table:table-cell table:style-name="ce15" table:formula="of:=[.C20]-[.B20]" office:value-type="float" office:value="-8.460414">
            <text:p>-8,460414</text:p>
          </table:table-cell>
          <table:table-cell table:style-name="ce19"/>
          <table:table-cell table:style-name="ce24"/>
        </table:table-row>
        <table:table-row table:style-name="ro3">
          <table:table-cell table:style-name="ce2" office:value-type="string">
            <text:p><text:span text:style-name="T2">222 </text:span>Колбаса Докторская стародворская, ВЕС, ВсхЗв ПОКОМ, кг</text:p>
          </table:table-cell>
          <table:table-cell table:style-name="ce8" office:value-type="float" office:value="248.820386">
            <text:p>248,82 ₽</text:p>
          </table:table-cell>
          <table:table-cell table:style-name="ce10" office:value-type="float" office:value="242.0298">
            <text:p>242,03</text:p>
          </table:table-cell>
          <table:table-cell table:style-name="ce15" table:formula="of:=[.C21]-[.B21]" office:value-type="float" office:value="-6.79058600000002">
            <text:p>-6,790586</text:p>
          </table:table-cell>
          <table:table-cell table:style-name="ce19" office:value-type="float" office:value="120">
            <text:p>120</text:p>
          </table:table-cell>
          <table:table-cell table:style-name="ce24"/>
        </table:table-row>
        <table:table-row table:style-name="ro3">
          <table:table-cell table:style-name="ce2" office:value-type="string">
            <text:p><text:s/>200 <text:s/>Ветчина Дугушка ТМ Стародворье, вектор в/у <text:s text:c="3"/>ПОКОМ, кг</text:p>
          </table:table-cell>
          <table:table-cell table:style-name="ce8" office:value-type="float" office:value="260.20047">
            <text:p>260,20 ₽</text:p>
          </table:table-cell>
          <table:table-cell table:style-name="ce10" office:value-type="float" office:value="275.184">
            <text:p>275,18</text:p>
          </table:table-cell>
          <table:table-cell table:style-name="ce15" table:formula="of:=[.C22]-[.B22]" office:value-type="float" office:value="14.98353">
            <text:p>14,98353</text:p>
          </table:table-cell>
          <table:table-cell table:style-name="ce19" office:value-type="float" office:value="150">
            <text:p>150</text:p>
          </table:table-cell>
          <table:table-cell table:style-name="ce22"/>
        </table:table-row>
        <table:table-row table:style-name="ro5">
          <table:table-cell table:style-name="ce2" office:value-type="string">
            <text:p><text:s/>217 <text:s/>Колбаса Докторская Дугушка, ВЕС, НЕ ГОСТ, ТМ Стародворье ПОКОМ, кг</text:p>
          </table:table-cell>
          <table:table-cell table:style-name="ce8" office:value-type="float" office:value="218.82871">
            <text:p>218,83 ₽</text:p>
          </table:table-cell>
          <table:table-cell table:style-name="ce10" office:value-type="float" office:value="229.2368">
            <text:p>229,24</text:p>
          </table:table-cell>
          <table:table-cell table:style-name="ce15" table:formula="of:=[.C23]-[.B23]" office:value-type="float" office:value="10.40809">
            <text:p>10,40809</text:p>
          </table:table-cell>
          <table:table-cell table:style-name="ce19" office:value-type="float" office:value="50">
            <text:p>50</text:p>
          </table:table-cell>
          <table:table-cell table:style-name="ce22"/>
        </table:table-row>
        <table:table-row table:style-name="ro5">
          <table:table-cell table:style-name="ce2" office:value-type="string">
            <text:p><text:span text:style-name="T2">239 </text:span>Колбаса Салями запеч Дугушка, оболочка вектор, ВЕС, ТМ Стародворье ПОКОМ, кг</text:p>
          </table:table-cell>
          <table:table-cell table:style-name="ce8" office:value-type="float" office:value="287.485376">
            <text:p>287,49 ₽</text:p>
          </table:table-cell>
          <table:table-cell table:style-name="ce10" office:value-type="float" office:value="304.0544">
            <text:p>304,05</text:p>
          </table:table-cell>
          <table:table-cell table:style-name="ce15" table:formula="of:=[.C24]-[.B24]" office:value-type="float" office:value="16.569024">
            <text:p>16,569024</text:p>
          </table:table-cell>
          <table:table-cell table:style-name="ce19"/>
          <table:table-cell table:style-name="ce22"/>
        </table:table-row>
        <table:table-row table:style-name="ro5">
          <table:table-cell table:style-name="ce2" office:value-type="string">
            <text:p><text:s/>236 <text:s/>Колбаса Рубленая ЗАПЕЧ. Дугушка ТМ Стародворье, вектор, в/к <text:s text:c="2"/><text:s/>ПОКОМ, кг</text:p>
          </table:table-cell>
          <table:table-cell table:style-name="ce8" office:value-type="float" office:value="273.982145">
            <text:p>273,98 ₽</text:p>
          </table:table-cell>
          <table:table-cell table:style-name="ce10" office:value-type="float" office:value="289.796">
            <text:p>289,80</text:p>
          </table:table-cell>
          <table:table-cell table:style-name="ce15" table:formula="of:=[.C25]-[.B25]" office:value-type="float" office:value="15.813855">
            <text:p>15,813855</text:p>
          </table:table-cell>
          <table:table-cell table:style-name="ce19" office:value-type="float" office:value="30">
            <text:p>30</text:p>
          </table:table-cell>
          <table:table-cell table:style-name="ce22"/>
        </table:table-row>
        <table:table-row table:style-name="ro5">
          <table:table-cell table:style-name="ce2" office:value-type="string">
            <text:p><text:span text:style-name="T2">242</text:span> Колбаса Сервелат ЗАПЕЧ.Дугушка ТМ Стародворье, вектор, в/к ПОКОМ, кг</text:p>
          </table:table-cell>
          <table:table-cell table:style-name="ce8" office:value-type="float" office:value="271.28205">
            <text:p>271,28 ₽</text:p>
          </table:table-cell>
          <table:table-cell table:style-name="ce10" office:value-type="float" office:value="286.936">
            <text:p>286,94</text:p>
          </table:table-cell>
          <table:table-cell table:style-name="ce15" table:formula="of:=[.C26]-[.B26]" office:value-type="float" office:value="15.65395">
            <text:p>15,65395</text:p>
          </table:table-cell>
          <table:table-cell table:style-name="ce19" office:value-type="float" office:value="120">
            <text:p>120</text:p>
          </table:table-cell>
          <table:table-cell table:style-name="ce22"/>
        </table:table-row>
        <table:table-row table:style-name="ro5">
          <table:table-cell table:style-name="ce2" office:value-type="string">
            <text:p><text:s/>234 <text:s/>Колбаса Нежная, п/а, ВЕС, ТМ КОЛБАСНЫЙ СТАНДАРТ ВсхЗв ПОКОМ, кг</text:p>
          </table:table-cell>
          <table:table-cell table:style-name="ce8" office:value-type="float" office:value="148.63">
            <text:p>148,63 ₽</text:p>
          </table:table-cell>
          <table:table-cell table:style-name="ce11" office:value-type="float" office:value="155.688">
            <text:p>155,688</text:p>
          </table:table-cell>
          <table:table-cell table:style-name="ce15" table:formula="of:=[.C27]-[.B27]" office:value-type="float" office:value="7.05799999999999">
            <text:p>7,058</text:p>
          </table:table-cell>
          <table:table-cell table:style-name="ce19" office:value-type="float" office:value="80">
            <text:p>80</text:p>
          </table:table-cell>
          <table:table-cell table:style-name="ce22"/>
        </table:table-row>
        <table:table-row table:style-name="ro3">
          <table:table-cell table:style-name="ce2" office:value-type="string">
            <text:p><text:s/>003 <text:s text:c="2"/>Колбаса Вязанка с индейкой, вектор ВЕС, ПОКОМ, кгВЫВЕЛИ!!!!</text:p>
          </table:table-cell>
          <table:table-cell table:style-name="ce8" office:value-type="float" office:value="298.84685">
            <text:p>298,85 ₽</text:p>
          </table:table-cell>
          <table:table-cell table:style-name="ce10" office:value-type="float" office:value="304.6992">
            <text:p>304,70</text:p>
          </table:table-cell>
          <table:table-cell table:style-name="ce15" table:formula="of:=[.C28]-[.B28]" office:value-type="float" office:value="5.85235">
            <text:p>5,85235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240 <text:s/>Колбаса Салями охотничья, ВЕС. ПОКОМ, кг</text:p>
          </table:table-cell>
          <table:table-cell table:style-name="ce8" office:value-type="float" office:value="736.27">
            <text:p>736,27 ₽</text:p>
          </table:table-cell>
          <table:table-cell table:style-name="ce10" office:value-type="float" office:value="741.6136">
            <text:p>741,61</text:p>
          </table:table-cell>
          <table:table-cell table:style-name="ce15" table:formula="of:=[.C29]-[.B29]" office:value-type="float" office:value="5.34360000000004">
            <text:p>5,3436</text:p>
          </table:table-cell>
          <table:table-cell table:style-name="ce19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" office:value-type="string">
            <text:p><text:s/>013 <text:s/>Сардельки Вязанка Стародворские NDX, ВЕС. <text:s/>ПОКОМ, кг</text:p>
          </table:table-cell>
          <table:table-cell table:style-name="ce8" office:value-type="float" office:value="286.389171">
            <text:p>286,39 ₽</text:p>
          </table:table-cell>
          <table:table-cell table:style-name="ce10" office:value-type="float" office:value="261.9048">
            <text:p>261,90</text:p>
          </table:table-cell>
          <table:table-cell table:style-name="ce15" table:formula="of:=[.C30]-[.B30]" office:value-type="float" office:value="-24.484371">
            <text:p>-24,484371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247 <text:s/>Сардельки Нежные, ВЕС. <text:s/>ПОКОМ, кг</text:p>
          </table:table-cell>
          <table:table-cell table:style-name="ce8" office:value-type="float" office:value="252.64304">
            <text:p>252,64 ₽</text:p>
          </table:table-cell>
          <table:table-cell table:style-name="ce10" office:value-type="float" office:value="234.3236">
            <text:p>234,32</text:p>
          </table:table-cell>
          <table:table-cell table:style-name="ce15" table:formula="of:=[.C31]-[.B31]" office:value-type="float" office:value="-18.31944">
            <text:p>-18,31944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016 <text:s/>Сосиски Вязанка Молочные, Вязанка вискофан <text:s/>ВЕС.ПОКОМ, кг</text:p>
          </table:table-cell>
          <table:table-cell table:style-name="ce8" office:value-type="float" office:value="280.31458">
            <text:p>280,31 ₽</text:p>
          </table:table-cell>
          <table:table-cell table:style-name="ce10" office:value-type="float" office:value="281.6736">
            <text:p>281,67</text:p>
          </table:table-cell>
          <table:table-cell table:style-name="ce15" table:formula="of:=[.C32]-[.B32]" office:value-type="float" office:value="1.35902000000004">
            <text:p>1,35902</text:p>
          </table:table-cell>
          <table:table-cell table:style-name="ce19"/>
          <table:table-cell table:style-name="ce22"/>
        </table:table-row>
        <table:table-row table:style-name="ro5">
          <table:table-cell table:style-name="ce2" office:value-type="string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2" office:value-type="float" office:value="323.81">
            <text:p>323,81</text:p>
          </table:table-cell>
          <table:table-cell table:style-name="ce12" office:value-type="float" office:value="329.42">
            <text:p>329,42</text:p>
          </table:table-cell>
          <table:table-cell table:style-name="ce15" table:formula="of:=[.C33]-[.B33]" office:value-type="float" office:value="5.61000000000001">
            <text:p>5,61</text:p>
          </table:table-cell>
          <table:table-cell table:style-name="ce19" office:value-type="float" office:value="12">
            <text:p>12</text:p>
          </table:table-cell>
          <table:table-cell table:style-name="ce22"/>
        </table:table-row>
        <table:table-row table:style-name="ro5">
          <table:table-cell table:style-name="ce2" office:value-type="string">
            <text:p><text:s/>266 <text:s/>Колбаса Филейбургская с сочным окороком, ВЕС, ТМ Баварушка <text:s/>ПОКОМ, кг</text:p>
          </table:table-cell>
          <table:table-cell table:style-name="ce8" office:value-type="float" office:value="316.09">
            <text:p>316,09 ₽</text:p>
          </table:table-cell>
          <table:table-cell table:style-name="ce10" office:value-type="float" office:value="321.5576">
            <text:p>321,56</text:p>
          </table:table-cell>
          <table:table-cell table:style-name="ce15" table:formula="of:=[.C34]-[.B34]" office:value-type="float" office:value="5.4676">
            <text:p>5,4676</text:p>
          </table:table-cell>
          <table:table-cell table:style-name="ce19" office:value-type="float" office:value="40">
            <text:p>40</text:p>
          </table:table-cell>
          <table:table-cell table:style-name="ce22"/>
        </table:table-row>
        <table:table-row table:style-name="ro5">
          <table:table-cell table:style-name="ce2" office:value-type="string">
            <text:p><text:s/>211 <text:s/>Колбаса Баварушка с душистым чесноком, ВЕС, фиброуз в/у, ТМ Стародворье ПОКОМ, кг</text:p>
          </table:table-cell>
          <table:table-cell table:style-name="ce8" office:value-type="float" office:value="319.9464">
            <text:p>319,95 ₽</text:p>
          </table:table-cell>
          <table:table-cell table:style-name="ce10" office:value-type="float" office:value="325.4888">
            <text:p>325,49</text:p>
          </table:table-cell>
          <table:table-cell table:style-name="ce15" table:formula="of:=[.C35]-[.B35]" office:value-type="float" office:value="5.54240000000004">
            <text:p>5,5424</text:p>
          </table:table-cell>
          <table:table-cell table:style-name="ce19" office:value-type="float" office:value="20">
            <text:p>20</text:p>
          </table:table-cell>
          <table:table-cell table:style-name="ce22"/>
        </table:table-row>
        <table:table-row table:style-name="ro3">
          <table:table-cell table:style-name="ce2" office:value-type="string">
            <text:p><text:span text:style-name="T2">265</text:span> Колбаса Балыкбургская, ВЕС, ТМ Баварушка ПОКОМ, кг</text:p>
          </table:table-cell>
          <table:table-cell table:style-name="ce8" office:value-type="float" office:value="326.83087">
            <text:p>326,83 ₽</text:p>
          </table:table-cell>
          <table:table-cell table:style-name="ce10" office:value-type="float" office:value="332.4984">
            <text:p>332,50</text:p>
          </table:table-cell>
          <table:table-cell table:style-name="ce15" table:formula="of:=[.C36]-[.B36]" office:value-type="float" office:value="5.66753">
            <text:p>5,66753</text:p>
          </table:table-cell>
          <table:table-cell table:style-name="ce19" office:value-type="float" office:value="40">
            <text:p>40</text:p>
          </table:table-cell>
          <table:table-cell table:style-name="ce22"/>
        </table:table-row>
        <table:table-row table:style-name="ro3">
          <table:table-cell table:style-name="ce2" office:value-type="string">
            <text:p><text:s/>243 <text:s/>Колбаса Сервелат Зернистый, ВЕС. <text:s/>ПОКОМ, кг</text:p>
          </table:table-cell>
          <table:table-cell table:style-name="ce8" office:value-type="float" office:value="319.63">
            <text:p>319,63 ₽</text:p>
          </table:table-cell>
          <table:table-cell table:style-name="ce10" office:value-type="float" office:value="301.0718">
            <text:p>301,07</text:p>
          </table:table-cell>
          <table:table-cell table:style-name="ce15" table:formula="of:=[.C37]-[.B37]" office:value-type="float" office:value="-18.5582">
            <text:p>-18,5582</text:p>
          </table:table-cell>
          <table:table-cell table:style-name="ce19" office:value-type="float" office:value="100">
            <text:p>100</text:p>
          </table:table-cell>
          <table:table-cell table:style-name="ce25"/>
        </table:table-row>
        <table:table-row table:style-name="ro3">
          <table:table-cell table:style-name="ce2" office:value-type="string">
            <text:p><text:span text:style-name="T2">244</text:span> Колбаса Сервелат Кремлевский, ВЕС. ПОКОМ, кг</text:p>
          </table:table-cell>
          <table:table-cell table:style-name="ce8" office:value-type="float" office:value="288.5113">
            <text:p>288,51 ₽</text:p>
          </table:table-cell>
          <table:table-cell table:style-name="ce10" office:value-type="float" office:value="299.3224">
            <text:p>299,32</text:p>
          </table:table-cell>
          <table:table-cell table:style-name="ce15" table:formula="of:=[.C38]-[.B38]" office:value-type="float" office:value="10.8111">
            <text:p>10,8111</text:p>
          </table:table-cell>
          <table:table-cell table:style-name="ce19" office:value-type="float" office:value="80">
            <text:p>80</text:p>
          </table:table-cell>
          <table:table-cell table:style-name="ce22"/>
        </table:table-row>
        <table:table-row table:style-name="ro5">
          <table:table-cell table:style-name="ce2" office:value-type="string">
            <text:p><text:s/>270 <text:s/>Колбаса Сервелат Филейный ТМ Особый Рецепт, ВЕС. ПОКОМ, кг</text:p>
          </table:table-cell>
          <table:table-cell table:style-name="ce8" office:value-type="float" office:value="270.57995">
            <text:p>270,58 ₽</text:p>
          </table:table-cell>
          <table:table-cell table:style-name="ce10" office:value-type="float" office:value="272.5424">
            <text:p>272,54</text:p>
          </table:table-cell>
          <table:table-cell table:style-name="ce15" table:formula="of:=[.C39]-[.B39]" office:value-type="float" office:value="1.96244999999999">
            <text:p>1,96245</text:p>
          </table:table-cell>
          <table:table-cell table:style-name="ce19"/>
          <table:table-cell table:style-name="ce22"/>
        </table:table-row>
        <table:table-row table:style-name="ro5">
          <table:table-cell table:style-name="ce2" office:value-type="string">
            <text:p><text:s/>271 <text:s/>Колбаса Сервелат Левантский ТМ Особый Рецепт, ВЕС. ПОКОМ, кг</text:p>
          </table:table-cell>
          <table:table-cell table:style-name="ce8" office:value-type="float" office:value="254.74728">
            <text:p>254,75 ₽</text:p>
          </table:table-cell>
          <table:table-cell table:style-name="ce10" office:value-type="float" office:value="234.0374">
            <text:p>234,04</text:p>
          </table:table-cell>
          <table:table-cell table:style-name="ce15" table:formula="of:=[.C40]-[.B40]" office:value-type="float" office:value="-20.70988">
            <text:p>-20,70988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251 <text:s/>Сосиски Баварские, ВЕС. <text:s/>ПОКОМ, кг</text:p>
          </table:table-cell>
          <table:table-cell table:style-name="ce8" office:value-type="float" office:value="226.72955">
            <text:p>226,73 ₽</text:p>
          </table:table-cell>
          <table:table-cell table:style-name="ce10" office:value-type="float" office:value="235.2272">
            <text:p>235,23</text:p>
          </table:table-cell>
          <table:table-cell table:style-name="ce15" table:formula="of:=[.C41]-[.B41]" office:value-type="float" office:value="8.49765000000002">
            <text:p>8,49765</text:p>
          </table:table-cell>
          <table:table-cell table:style-name="ce19"/>
          <table:table-cell table:style-name="ce22"/>
        </table:table-row>
        <table:table-row table:style-name="ro5">
          <table:table-cell table:style-name="ce2" office:value-type="string">
            <text:p><text:s/>257 <text:s/>Сосиски Молочные оригинальные ТМ Особый рецепт, ВЕС. <text:s text:c="2"/>ПОКОМ, кг</text:p>
          </table:table-cell>
          <table:table-cell table:style-name="ce8" office:value-type="float" office:value="208.57095">
            <text:p>208,57 ₽</text:p>
          </table:table-cell>
          <table:table-cell table:style-name="ce10" office:value-type="float" office:value="218.4832">
            <text:p>218,48</text:p>
          </table:table-cell>
          <table:table-cell table:style-name="ce15" table:formula="of:=[.C42]-[.B42]" office:value-type="float" office:value="9.91225">
            <text:p>9,91225</text:p>
          </table:table-cell>
          <table:table-cell table:style-name="ce19"/>
          <table:table-cell table:style-name="ce22"/>
        </table:table-row>
        <table:table-row table:style-name="ro5">
          <table:table-cell table:style-name="ce2" office:value-type="string">
            <text:p><text:s/>255 <text:s/>Сосиски Молочные для завтрака ТМ Особый рецепт, п/а МГС, ВЕС, ТМ Стародворье <text:s/>ПОКОМ, кг</text:p>
          </table:table-cell>
          <table:table-cell table:style-name="ce8" office:value-type="float" office:value="199.584">
            <text:p>199,58 ₽</text:p>
          </table:table-cell>
          <table:table-cell table:style-name="ce10" office:value-type="float" office:value="209.0816">
            <text:p>209,08</text:p>
          </table:table-cell>
          <table:table-cell table:style-name="ce15" table:formula="of:=[.C43]-[.B43]" office:value-type="float" office:value="9.49760000000001">
            <text:p>9,4976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253 <text:s/>Сосиски Ганноверские <text:s text:c="2"/>ПОКОМ, кг</text:p>
          </table:table-cell>
          <table:table-cell table:style-name="ce8" office:value-type="float" office:value="177.672525">
            <text:p>177,67 ₽</text:p>
          </table:table-cell>
          <table:table-cell table:style-name="ce10" office:value-type="float" office:value="187.9176">
            <text:p>187,92</text:p>
          </table:table-cell>
          <table:table-cell table:style-name="ce15" table:formula="of:=[.C44]-[.B44]" office:value-type="float" office:value="10.245075">
            <text:p>10,245075</text:p>
          </table:table-cell>
          <table:table-cell table:style-name="ce19" office:value-type="float" office:value="200">
            <text:p>200</text:p>
          </table:table-cell>
          <table:table-cell table:style-name="ce22"/>
        </table:table-row>
        <table:table-row table:style-name="ro3">
          <table:table-cell table:style-name="ce2" office:value-type="string">
            <text:p><text:s/>017 <text:s/>Сосиски Вязанка Сливочные, Вязанка амицел ВЕС.ПОКОМ, кг</text:p>
          </table:table-cell>
          <table:table-cell table:style-name="ce8" office:value-type="float" office:value="294.382257">
            <text:p>294,38 ₽</text:p>
          </table:table-cell>
          <table:table-cell table:style-name="ce10" office:value-type="float" office:value="295.7968">
            <text:p>295,80</text:p>
          </table:table-cell>
          <table:table-cell table:style-name="ce15" table:formula="of:=[.C45]-[.B45]" office:value-type="float" office:value="1.41454300000004">
            <text:p>1,414543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263 <text:s/>Шпикачки Стародворские, ВЕС. <text:s/>ПОКОМ, кг</text:p>
          </table:table-cell>
          <table:table-cell table:style-name="ce8" office:value-type="float" office:value="274.208832">
            <text:p>274,21 ₽</text:p>
          </table:table-cell>
          <table:table-cell table:style-name="ce10" office:value-type="float" office:value="239.3586">
            <text:p>239,36</text:p>
          </table:table-cell>
          <table:table-cell table:style-name="ce15" table:formula="of:=[.C46]-[.B46]" office:value-type="float" office:value="-34.850232">
            <text:p>-34,850232</text:p>
          </table:table-cell>
          <table:table-cell table:style-name="ce19"/>
          <table:table-cell table:style-name="ce22"/>
        </table:table-row>
        <table:table-row table:style-name="ro3">
          <table:table-cell table:style-name="ce2" office:value-type="string">
            <text:p><text:s/>012 <text:s/>Колбаса Сервелат Столичный, Вязанка фиброуз в/у, ПОКОМ, кг</text:p>
          </table:table-cell>
          <table:table-cell table:style-name="ce8" office:value-type="float" office:value="367.295625">
            <text:p>367,30 ₽</text:p>
          </table:table-cell>
          <table:table-cell table:style-name="ce10" office:value-type="float" office:value="369.98">
            <text:p>369,98</text:p>
          </table:table-cell>
          <table:table-cell table:style-name="ce15" table:formula="of:=[.C47]-[.B47]" office:value-type="float" office:value="2.68437500000005">
            <text:p>2,684375</text:p>
          </table:table-cell>
          <table:table-cell table:style-name="ce19" office:value-type="float" office:value="18">
            <text:p>18</text:p>
          </table:table-cell>
          <table:table-cell table:style-name="ce22"/>
        </table:table-row>
        <table:table-row table:style-name="ro5">
          <table:table-cell table:style-name="ce2" office:value-type="string">
            <text:p><text:s/>229 <text:s/>Колбаса Молочная Дугушка, в/у, ВЕС, ТМ Стародворье <text:s text:c="2"/>ПОКОМ, кг</text:p>
          </table:table-cell>
          <table:table-cell table:style-name="ce8" office:value-type="float" office:value="230.54736">
            <text:p>230,55 ₽</text:p>
          </table:table-cell>
          <table:table-cell table:style-name="ce10" office:value-type="float" office:value="241.5192">
            <text:p>241,52</text:p>
          </table:table-cell>
          <table:table-cell table:style-name="ce15" table:formula="of:=[.C48]-[.B48]" office:value-type="float" office:value="10.97184">
            <text:p>10,97184</text:p>
          </table:table-cell>
          <table:table-cell table:style-name="ce19" office:value-type="float" office:value="120">
            <text:p>120</text:p>
          </table:table-cell>
          <table:table-cell table:style-name="ce22"/>
        </table:table-row>
        <table:table-row table:style-name="ro5">
          <table:table-cell table:style-name="ce2" office:value-type="string">
            <text:p><text:s/>250 <text:s/>Сардельки стародворские с говядиной в обол. NDX, ВЕС. ПОКОМ, кг</text:p>
          </table:table-cell>
          <table:table-cell table:style-name="ce8" office:value-type="float" office:value="222.64696">
            <text:p>222,65 ₽</text:p>
          </table:table-cell>
          <table:table-cell table:style-name="ce10" office:value-type="float" office:value="234.2288">
            <text:p>234,23</text:p>
          </table:table-cell>
          <table:table-cell table:style-name="ce15" table:formula="of:=[.C49]-[.B49]" office:value-type="float" office:value="11.58184">
            <text:p>11,58184</text:p>
          </table:table-cell>
          <table:table-cell table:style-name="ce19"/>
          <table:table-cell table:style-name="ce22"/>
        </table:table-row>
        <table:table-row table:style-name="ro5">
          <table:table-cell table:style-name="ce6" office:value-type="string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8" office:value-type="float" office:value="889.2">
            <text:p>889,20 ₽</text:p>
          </table:table-cell>
          <table:table-cell table:style-name="ce10" office:value-type="float" office:value="895.6584">
            <text:p>895,66</text:p>
          </table:table-cell>
          <table:table-cell table:style-name="ce15" table:formula="of:=[.C50]-[.B50]" office:value-type="float" office:value="6.45839999999998">
            <text:p>6,4584</text:p>
          </table:table-cell>
          <table:table-cell table:style-name="ce19" office:value-type="float" office:value="15">
            <text:p>15</text:p>
          </table:table-cell>
          <table:table-cell table:style-name="ce22"/>
        </table:table-row>
        <table:table-row table:style-name="ro3">
          <table:table-cell table:style-name="ce7" office:value-type="string">
            <text:p>Ветчина Вязанка с индейкой вес</text:p>
          </table:table-cell>
          <table:table-cell table:style-name="ce8" office:value-type="float" office:value="329.66405">
            <text:p>329,66 ₽</text:p>
          </table:table-cell>
          <table:table-cell table:style-name="ce10" office:value-type="float" office:value="336.128">
            <text:p>336,13</text:p>
          </table:table-cell>
          <table:table-cell table:style-name="ce15" table:formula="of:=[.C51]-[.B51]" office:value-type="float" office:value="6.46395000000001">
            <text:p>6,46395</text:p>
          </table:table-cell>
          <table:table-cell table:style-name="ce19"/>
          <table:table-cell table:style-name="ce22"/>
        </table:table-row>
        <table:table-row table:style-name="ro3">
          <table:table-cell table:style-name="ce7" office:value-type="string">
            <text:p><text:s/>213 <text:s/>Колбаса в/к Сервелат Рижский, ВЕС.,ТМ КОЛБАСНЫЙ СТАНДАРТ ПОКОМ, кг</text:p>
          </table:table-cell>
          <table:table-cell table:style-name="ce8" office:value-type="float" office:value="231.55389">
            <text:p>231,55 ₽</text:p>
          </table:table-cell>
          <table:table-cell table:style-name="ce10" office:value-type="float" office:value="212.7208">
            <text:p>212,72</text:p>
          </table:table-cell>
          <table:table-cell table:style-name="ce15" table:formula="of:=[.C52]-[.B52]" office:value-type="float" office:value="-18.83309">
            <text:p>-18,83309</text:p>
          </table:table-cell>
          <table:table-cell table:style-name="ce19" office:value-type="float" office:value="20">
            <text:p>20</text:p>
          </table:table-cell>
          <table:table-cell table:style-name="ce22"/>
        </table:table-row>
        <table:table-row table:style-name="ro6">
          <table:table-cell office:value-type="string">
            <text:p>Ветчина Балыкбургская Баварушка</text:p>
          </table:table-cell>
          <table:table-cell table:style-name="ce8" office:value-type="float" office:value="280.213125">
            <text:p>280,21 ₽</text:p>
          </table:table-cell>
          <table:table-cell table:style-name="ce10" office:value-type="float" office:value="285.0744">
            <text:p>285,07</text:p>
          </table:table-cell>
          <table:table-cell table:style-name="ce15" table:formula="of:=[.C53]-[.B53]" office:value-type="float" office:value="4.86127500000003">
            <text:p>4,861275</text:p>
          </table:table-cell>
          <table:table-cell/>
          <table:table-cell table:style-name="ce22"/>
        </table:table-row>
        <table:table-row table:style-name="ro6">
          <table:table-cell office:value-type="string">
            <text:p>Сосиски Датские в газе</text:p>
          </table:table-cell>
          <table:table-cell table:number-columns-repeated="2"/>
          <table:table-cell table:style-name="ce15" table:formula="of:=[.C54]-[.B54]" office:value-type="float" office:value="0">
            <text:p>0</text:p>
          </table:table-cell>
          <table:table-cell/>
          <table:table-cell table:style-name="ce22"/>
        </table:table-row>
        <table:table-row table:style-name="ro7">
          <table:table-cell table:number-columns-repeated="3"/>
          <table:table-cell table:style-name="ce15"/>
          <table:table-cell table:number-columns-repeated="2"/>
        </table:table-row>
        <table:table-row table:style-name="ro7">
          <table:table-cell table:number-columns-repeated="3"/>
          <table:table-cell table:style-name="ce15"/>
          <table:table-cell table:formula="of:=SUM([.E2:.E54])" office:value-type="float" office:value="2008">
            <text:p>2008</text:p>
          </table:table-cell>
          <table:table-cell/>
        </table:table-row>
        <table:table-row table:style-name="ro7" table:number-rows-repeated="2">
          <table:table-cell table:number-columns-repeated="3"/>
          <table:table-cell table:style-name="ce15"/>
          <table:table-cell table:number-columns-repeated="2"/>
        </table:table-row>
        <table:table-row table:style-name="ro7">
          <table:table-cell table:number-columns-repeated="3"/>
          <table:table-cell table:style-name="ce16"/>
          <table:table-cell table:number-columns-repeated="2"/>
        </table:table-row>
        <table:table-row table:style-name="ro7" table:number-rows-repeated="40">
          <table:table-cell table:number-columns-repeated="3"/>
          <table:table-cell table:style-name="ce15"/>
          <table:table-cell table:number-columns-repeated="2"/>
        </table:table-row>
        <table:table-row table:style-name="ro2" table:number-rows-repeated="104847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Лист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name="__Anonymous_Sheet_DB__0" table:target-range-address="Лист1.A1:Лист1.E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₽</number:text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number-style style:name="N140">
      <number:number number:decimal-places="1" number:min-integer-digits="1"/>
    </number:number-style>
    <number:number-style style:name="N144P0" style:volatile="true">
      <number:text> </number:text>
      <number:number number:decimal-places="2" number:min-integer-digits="1" number:grouping="true"/>
      <number:text>р. </number:text>
    </number:number-style>
    <number:number-style style:name="N144P1" style:volatile="true">
      <number:text>-</number:text>
      <number:number number:decimal-places="2" number:min-integer-digits="1" number:grouping="true"/>
      <number:text>р. </number:text>
    </number:number-style>
    <number:number-style style:name="N144P2" style:volatile="true">
      <number:text>-</number:text>
      <number:number number:decimal-places="0" number:min-integer-digits="0"/>
      <number:text>р.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P0" style:volatile="true">
      <number:month number:style="long" number:textual="true"/>
    </number:date-style>
    <number:text-style style:name="N149">
      <number:text-content/>
      <style:map style:condition="value()&lt;=0" style:apply-style-name="N149P0"/>
    </number:text-style>
    <number:date-style style:name="N150">
      <number:month number:style="long"/>
      <number:text>.</number:text>
      <number:day number:style="long"/>
      <number:text>.</number:text>
      <number:year/>
    </number:date-style>
    <number:currency-style style:name="N15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1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ru" number:country="RU">
      <number:minutes number:style="long"/>
      <number:text>:</number:text>
      <number:seconds number:style="long"/>
    </number:time-style>
    <number:time-style style:name="N8138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ru" number:country="RU">
      <number:minutes number:style="long"/>
      <number:text>:</number:text>
      <number:seconds number:style="long" number:decimal-places="1"/>
    </number:time-style>
    <number:number-style style:name="N8140" number:language="ru" number:country="RU">
      <number:scientific-number number:decimal-places="1" number:min-integer-digits="3" number:min-exponent-digits="1"/>
    </number:number-style>
    <number:number-style style:name="N8144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4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fo:margin-left="2cm" fo:margin-right="0.557cm"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8">28.12.2024</text:date>, <text:time>10:56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23-02-15T09:55:49.36</meta:creation-date>
    <dc:date>2024-12-28T10:56:22.40</dc:date>
    <meta:editing-duration>P1DT19H30M24S</meta:editing-duration>
    <meta:editing-cycles>126</meta:editing-cycles>
    <meta:generator>OpenOffice/4.1.13$Win32 OpenOffice.org_project/4113m1$Build-9810</meta:generator>
    <meta:printed-by>Андрей </meta:printed-by>
    <meta:print-date>2024-07-02T10:41:14.25</meta:print-date>
    <dc:creator>Андрей </dc:creator>
    <meta:document-statistic meta:table-count="3" meta:cell-count="244" meta:object-count="0"/>
  </office:meta>
</office:document-meta>
</file>